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628cm"/>
    </style:style>
    <style:style style:name="co3" style:family="table-column">
      <style:table-column-properties fo:break-before="auto" style:column-width="4.034cm"/>
    </style:style>
    <style:style style:name="co4" style:family="table-column">
      <style:table-column-properties fo:break-before="auto" style:column-width="5.861cm"/>
    </style:style>
    <style:style style:name="co5" style:family="table-column">
      <style:table-column-properties fo:break-before="auto" style:column-width="10.507cm"/>
    </style:style>
    <style:style style:name="co6" style:family="table-column">
      <style:table-column-properties fo:break-before="auto" style:column-width="2.817cm"/>
    </style:style>
    <style:style style:name="co7" style:family="table-column">
      <style:table-column-properties fo:break-before="auto" style:column-width="3.097cm"/>
    </style:style>
    <style:style style:name="co8" style:family="table-column">
      <style:table-column-properties fo:break-before="auto" style:column-width="2.224cm"/>
    </style:style>
    <style:style style:name="co9" style:family="table-column">
      <style:table-column-properties fo:break-before="auto" style:column-width="12.40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13.531cm" fo:break-before="page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ro5" style:family="table-row">
      <style:table-row-properties style:row-height="0.945cm" fo:break-before="auto" style:use-optimal-row-height="true"/>
    </style:style>
    <style:style style:name="ro6" style:family="table-row">
      <style:table-row-properties style:row-height="0.503cm" fo:break-before="auto" style:use-optimal-row-height="true"/>
    </style:style>
    <style:style style:name="ro7" style:family="table-row">
      <style:table-row-properties style:row-height="1.316cm" fo:break-before="auto" style:use-optimal-row-height="true"/>
    </style:style>
    <style:style style:name="ro8" style:family="table-row">
      <style:table-row-properties style:row-height="1.833cm" fo:break-before="auto" style:use-optimal-row-height="true"/>
    </style:style>
    <style:style style:name="ro9" style:family="table-row">
      <style:table-row-properties style:row-height="1.737cm" fo:break-before="auto" style:use-optimal-row-height="true"/>
    </style:style>
    <style:style style:name="ro10" style:family="table-row">
      <style:table-row-properties style:row-height="3cm" fo:break-before="auto" style:use-optimal-row-height="true"/>
    </style:style>
    <style:style style:name="ro11" style:family="table-row">
      <style:table-row-properties style:row-height="2.277cm" fo:break-before="auto" style:use-optimal-row-height="true"/>
    </style:style>
    <style:style style:name="ro12" style:family="table-row">
      <style:table-row-properties style:row-height="2.1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 style:vertical-align="middle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 style:data-style-name="N100">
      <style:table-cell-properties fo:wrap-option="wrap" style:vertical-align="middle"/>
    </style:style>
    <style:style style:name="ce7" style:family="table-cell" style:parent-style-name="Default" style:data-style-name="N37">
      <style:table-cell-properties fo:wrap-option="wrap" style:vertical-align="middle"/>
    </style:style>
    <style:style style:name="ce8" style:family="table-cell" style:parent-style-name="Default">
      <style:table-cell-properties fo:background-color="#3deb3d" fo:wrap-option="wrap" style:vertical-align="middle"/>
    </style:style>
    <style:style style:name="ce9" style:family="table-cell" style:parent-style-name="Default">
      <style:table-cell-properties fo:background-color="#ffd320" fo:wrap-option="wrap" style:vertical-align="middle"/>
    </style:style>
    <style:style style:name="ce10" style:family="table-cell" style:parent-style-name="Default">
      <style:table-cell-properties fo:wrap-option="wrap" style:vertical-align="middle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T1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</office:automatic-styles>
  <office:body>
    <office:spreadsheet>
      <table:table table:name="Intro" table:style-name="ta1" table:print="false"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table:style-name="Default"/>
          <table:table-cell table:number-columns-repeated="2"/>
        </table:table-row>
        <table:table-row table:style-name="ro2">
          <table:table-cell office:value-type="string">
            <text:p>Test plan of JavaMelody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2"/>
        </table:table-row>
        <table:table-row table:style-name="ro2">
          <table:table-cell table:style-name="Default" office:value-type="string">
            <text:p>To execute tests, some things are needed :</text:p>
          </table:table-cell>
          <table:table-cell table:number-columns-repeated="2"/>
        </table:table-row>
        <table:table-row table:style-name="ro2">
          <table:table-cell office:value-type="string">
            <text:p>User guide :</text:p>
          </table:table-cell>
          <table:table-cell/>
          <table:table-cell office:value-type="string">
            <text:p>http://code.google.com/p/javamelody/wiki/UserGuide</text:p>
          </table:table-cell>
        </table:table-row>
        <table:table-row table:style-name="ro2">
          <table:table-cell office:value-type="string">
            <text:p>Advanced user guide :</text:p>
          </table:table-cell>
          <table:table-cell/>
          <table:table-cell office:value-type="string">
            <text:p>http://code.google.com/p/javamelody/wiki/UserGuideAdvanced</text:p>
          </table:table-cell>
        </table:table-row>
        <table:table-row table:style-name="ro2">
          <table:table-cell office:value-type="string">
            <text:p>test.war :</text:p>
          </table:table-cell>
          <table:table-cell/>
          <table:table-cell office:value-type="string">
            <text:p>build test.war from sources using the ant target « test-war » in build.xml (see dev. Guide)</text:p>
          </table:table-cell>
        </table:table-row>
      </table:table>
      <table:table table:name="Tests" table:style-name="ta1" table:print="false">
        <table:table-column table:style-name="co2" table:default-cell-style-name="ce4"/>
        <table:table-column table:style-name="co1" table:default-cell-style-name="ce4"/>
        <table:table-column table:style-name="co3" table:default-cell-style-name="ce4"/>
        <table:table-column table:style-name="co1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1" table:default-cell-style-name="ce4"/>
        <table:table-column table:style-name="co9" table:default-cell-style-name="ce4"/>
        <table:table-column table:style-name="co1" table:number-columns-repeated="1013" table:default-cell-style-name="ce4"/>
        <table:table-row table:style-name="ro2">
          <table:table-cell table:style-name="ce2" office:value-type="string">
            <text:p>Test category</text:p>
          </table:table-cell>
          <table:table-cell table:style-name="ce2" office:value-type="string">
            <text:p>OS</text:p>
          </table:table-cell>
          <table:table-cell table:style-name="ce2" office:value-type="string">
            <text:p>Application server</text:p>
          </table:table-cell>
          <table:table-cell table:style-name="ce5" office:value-type="string">
            <text:p>JDK</text:p>
          </table:table-cell>
          <table:table-cell table:style-name="ce2" office:value-type="string">
            <text:p>Test summary</text:p>
          </table:table-cell>
          <table:table-cell table:style-name="ce2" office:value-type="string">
            <text:p>Test description</text:p>
          </table:table-cell>
          <table:table-cell table:style-name="ce2" office:value-type="string">
            <text:p>Date of test</text:p>
          </table:table-cell>
          <table:table-cell table:style-name="ce2" office:value-type="string">
            <text:p>Result of test</text:p>
          </table:table-cell>
          <table:table-cell table:style-name="ce2" office:value-type="string">
            <text:p>Version</text:p>
          </table:table-cell>
          <table:table-cell table:style-name="ce2" office:value-type="string">
            <text:p>Tester</text:p>
          </table:table-cell>
          <table:table-cell table:style-name="ce3" table:number-columns-repeated="1014"/>
        </table:table-row>
        <table:table-row table:style-name="ro3">
          <table:table-cell table:style-name="ce3" office:value-type="string">
            <text:p>Main feature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Main features</text:p>
          </table:table-cell>
          <table:table-cell table:style-name="ce3" office:value-type="string">
            <text:p>This is a test case to use main features fast without details.</text:p>
            <text:p>It will be used below in different contexts.</text:p>
            <text:p>Open all screens :</text:p>
            <text:p>- Open main report</text:p>
            <text:p>- Execute requests to have data for http, sql, spring, guice, services, jsp, jobs, caches</text:p>
            <text:p>- Refresh main report to view data for http, sql, spring, guice, services, jsp, jobs, caches</text:p>
            <text:p>- Open pdf report</text:p>
            <text:p>- Select each period : day, week, month, year, customized, all and day again</text:p>
            <text:p>- Open the detail of an http request</text:p>
            <text:p>- Display the summary per class (for Guice) and the detail for a class</text:p>
            <text:p>- Execute a long sql request and refresh the main report to check the http and sql current requests</text:p>
            <text:p>- Check the system informations and sys. Info. details</text:p>
            <text:p>- Display details of threads</text:p>
            <text:p>- Display details of jobs</text:p>
            <text:p>- Display details of caches</text:p>
            <text:p>- Execute the GC</text:p>
            <text:p>- Display the memory histogram</text:p>
            <text:p>- Create an http session</text:p>
            <text:p>- Display http sessions and an http session detail</text:p>
            <text:p>- Invalidate http sessions</text:p>
            <text:p>- Display the deployment descriptor</text:p>
            <text:p>- Display the MBeans</text:p>
            <text:p>- Display the OS process</text:p>
            <text:p>- Display the JNDI tree</text:p>
            <text:p>- Display the opened jdbc connections</text:p>
            <text:p>- Display a database report</text:p>
            <text:p/>
          </table:table-cell>
          <table:table-cell table:style-name="ce2" table:number-columns-repeated="4"/>
          <table:table-cell table:style-name="ce3" table:number-columns-repeated="1014"/>
        </table:table-row>
        <table:table-row table:style-name="ro1">
          <table:table-cell table:style-name="ce2" table:number-columns-repeated="3"/>
          <table:table-cell table:style-name="ce5"/>
          <table:table-cell table:style-name="ce2" table:number-columns-repeated="6"/>
          <table:table-cell table:style-name="ce3" table:number-columns-repeated="1014"/>
        </table:table-row>
        <table:table-row table:style-name="ro2">
          <table:table-cell table:style-name="ce3" office:value-type="string">
            <text:p>Main features</text:p>
          </table:table-cell>
          <table:table-cell table:style-name="ce3" office:value-type="string">
            <text:p>Windows</text:p>
          </table:table-cell>
          <table:table-cell table:style-name="ce3" office:value-type="string">
            <text:p>Tomcat 6</text:p>
          </table:table-cell>
          <table:table-cell table:style-name="ce6" office:value-type="string">
            <text:p>1.7</text:p>
          </table:table-cell>
          <table:table-cell table:style-name="ce3" office:value-type="string">
            <text:p>Test main features (see above)</text:p>
          </table:table-cell>
          <table:table-cell table:style-name="ce3"/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Main features</text:p>
          </table:table-cell>
          <table:table-cell table:style-name="ce3" office:value-type="string">
            <text:p>Windows</text:p>
          </table:table-cell>
          <table:table-cell table:style-name="ce3" office:value-type="string">
            <text:p>Tomcat 6</text:p>
          </table:table-cell>
          <table:table-cell table:style-name="ce6" office:value-type="string">
            <text:p>1.6</text:p>
          </table:table-cell>
          <table:table-cell table:style-name="ce3" office:value-type="string">
            <text:p>Test main features (see above)</text:p>
          </table:table-cell>
          <table:table-cell table:style-name="ce3"/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Main features</text:p>
          </table:table-cell>
          <table:table-cell table:style-name="ce3" office:value-type="string">
            <text:p>Windows</text:p>
          </table:table-cell>
          <table:table-cell table:style-name="ce3" office:value-type="string">
            <text:p>Tomcat 6</text:p>
          </table:table-cell>
          <table:table-cell table:style-name="ce6" office:value-type="string">
            <text:p>1.5</text:p>
          </table:table-cell>
          <table:table-cell table:style-name="ce3" office:value-type="string">
            <text:p>Test main features (see above)</text:p>
          </table:table-cell>
          <table:table-cell table:style-name="ce3"/>
          <table:table-cell table:style-name="ce7" office:value-type="date" office:date-value="2010-10-12">
            <text:p>12/10/10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Main feature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Tomcat 5.5</text:p>
          </table:table-cell>
          <table:table-cell table:style-name="ce6" office:value-type="string">
            <text:p>1.6</text:p>
          </table:table-cell>
          <table:table-cell table:style-name="ce3" office:value-type="string">
            <text:p>Test main features (see above)</text:p>
          </table:table-cell>
          <table:table-cell table:style-name="ce3"/>
          <table:table-cell table:style-name="ce7" office:value-type="date" office:date-value="2010-10-12">
            <text:p>12/10/10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4">
          <table:table-cell table:style-name="ce3" office:value-type="string">
            <text:p>Main feature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1.5</text:p>
          </table:table-cell>
          <table:table-cell table:style-name="ce3" office:value-type="string">
            <text:p>Test main features (see above)</text:p>
          </table:table-cell>
          <table:table-cell table:style-name="ce3" office:value-type="string">
            <text:p>Check that heap dump, memory histogram, stack traces and system load average are not available</text:p>
          </table:table-cell>
          <table:table-cell table:style-name="ce7" office:value-type="date" office:date-value="2010-10-13">
            <text:p>13/10/10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Main feature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Tomcat 5.0</text:p>
          </table:table-cell>
          <table:table-cell table:style-name="ce6" office:value-type="string">
            <text:p>1.5</text:p>
          </table:table-cell>
          <table:table-cell table:style-name="ce3" office:value-type="string">
            <text:p>Test main features (see above)</text:p>
          </table:table-cell>
          <table:table-cell table:style-name="ce3" office:value-type="string">
            <text:p>to be written</text:p>
          </table:table-cell>
          <table:table-cell table:style-name="ce3" table:number-columns-repeated="1018"/>
        </table:table-row>
        <table:table-row table:style-name="ro2">
          <table:table-cell table:style-name="ce3" office:value-type="string">
            <text:p>Main feature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Tomcat 7</text:p>
          </table:table-cell>
          <table:table-cell table:style-name="ce6" office:value-type="string">
            <text:p>1.7</text:p>
          </table:table-cell>
          <table:table-cell table:style-name="ce3" office:value-type="string">
            <text:p>Test main features (see above)</text:p>
          </table:table-cell>
          <table:table-cell table:style-name="ce3"/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Main feature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Tomcat 7</text:p>
          </table:table-cell>
          <table:table-cell table:style-name="ce6" office:value-type="string">
            <text:p>1.6</text:p>
          </table:table-cell>
          <table:table-cell table:style-name="ce3" office:value-type="string">
            <text:p>Test main features (see above)</text:p>
          </table:table-cell>
          <table:table-cell table:style-name="ce3"/>
          <table:table-cell table:style-name="ce7" office:value-type="date" office:date-value="2010-10-13">
            <text:p>13/10/10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Main features</text:p>
          </table:table-cell>
          <table:table-cell table:style-name="ce3" office:value-type="string">
            <text:p>Linux</text:p>
          </table:table-cell>
          <table:table-cell table:style-name="ce3" office:value-type="string">
            <text:p>Tomcat 6</text:p>
          </table:table-cell>
          <table:table-cell table:style-name="ce6" office:value-type="string">
            <text:p>1.7</text:p>
          </table:table-cell>
          <table:table-cell table:style-name="ce3" office:value-type="string">
            <text:p>Test main features (see above)</text:p>
          </table:table-cell>
          <table:table-cell table:style-name="ce3"/>
          <table:table-cell table:style-name="ce7"/>
          <table:table-cell table:style-name="ce3" table:number-columns-repeated="1017"/>
        </table:table-row>
        <table:table-row table:style-name="ro2">
          <table:table-cell table:style-name="ce3" office:value-type="string">
            <text:p>Main features</text:p>
          </table:table-cell>
          <table:table-cell table:style-name="ce3" office:value-type="string">
            <text:p>Linux</text:p>
          </table:table-cell>
          <table:table-cell table:style-name="ce3" office:value-type="string">
            <text:p>Tomcat 6</text:p>
          </table:table-cell>
          <table:table-cell table:style-name="ce6" office:value-type="string">
            <text:p>1.6</text:p>
          </table:table-cell>
          <table:table-cell table:style-name="ce3" office:value-type="string">
            <text:p>Test main features (see above)</text:p>
          </table:table-cell>
          <table:table-cell table:style-name="ce3"/>
          <table:table-cell table:style-name="ce7" office:value-type="date" office:date-value="2010-10-14">
            <text:p>14/10/10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Main features</text:p>
          </table:table-cell>
          <table:table-cell table:style-name="ce3" office:value-type="string">
            <text:p>Linux</text:p>
          </table:table-cell>
          <table:table-cell table:style-name="ce3" office:value-type="string">
            <text:p>Tomcat 6</text:p>
          </table:table-cell>
          <table:table-cell table:style-name="ce6" office:value-type="string">
            <text:p>1.5</text:p>
          </table:table-cell>
          <table:table-cell table:style-name="ce3" office:value-type="string">
            <text:p>Test main features (see above)</text:p>
          </table:table-cell>
          <table:table-cell table:style-name="ce3" table:number-columns-repeated="1019"/>
        </table:table-row>
        <table:table-row table:style-name="ro4">
          <table:table-cell table:style-name="ce3" office:value-type="string">
            <text:p>Main feature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Tomcat 6</text:p>
          </table:table-cell>
          <table:table-cell table:style-name="ce6" office:value-type="string">
            <text:p>JRE 1.6+</text:p>
          </table:table-cell>
          <table:table-cell table:style-name="ce3" office:value-type="string">
            <text:p>Test main features (see above)</text:p>
          </table:table-cell>
          <table:table-cell table:style-name="ce3" office:value-type="string">
            <text:p>Check that the « memory histogram » feature explains the need for a JDK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5">
          <table:table-cell table:style-name="ce3" office:value-type="string">
            <text:p>Main feature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Glassfish 3</text:p>
          </table:table-cell>
          <table:table-cell table:style-name="ce6" office:value-type="string">
            <text:p>1.6</text:p>
          </table:table-cell>
          <table:table-cell table:style-name="ce3" office:value-type="string">
            <text:p>Test main features (see above)</text:p>
          </table:table-cell>
          <table:table-cell table:style-name="ce3" office:value-type="string">
            <text:p>monitoring datasource for sql requests needs <text:a xlink:href="https://code.google.com/p/javamelody/wiki/UserGuideAdvanced#Monitoring_of_sql_requests_and_of_jdbc_connections_in_v3+">https://code.google.com/p/javamelody/wiki/UserGuideAdvanced#Monitoring_of_sql_requests_and_of_jdbc_connections_in_v3+</text:a>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10"/>
          <table:table-cell table:style-name="ce3" table:number-columns-repeated="1013"/>
        </table:table-row>
        <table:table-row table:style-name="ro2">
          <table:table-cell table:style-name="ce3" office:value-type="string">
            <text:p>Main feature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Jonas 5.1</text:p>
          </table:table-cell>
          <table:table-cell table:style-name="ce6" office:value-type="string">
            <text:p>1.6</text:p>
          </table:table-cell>
          <table:table-cell table:style-name="ce3" office:value-type="string">
            <text:p>Test main features (see above)</text:p>
          </table:table-cell>
          <table:table-cell table:style-name="ce3"/>
          <table:table-cell table:style-name="ce7" office:value-type="date" office:date-value="2011-01-31">
            <text:p>31/01/11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11" office:value-type="string">
            <text:p>minor issue : configuration issue with quartz in jonas 5.1.0 M2</text:p>
          </table:table-cell>
          <table:table-cell table:style-name="ce3" table:number-columns-repeated="1013"/>
        </table:table-row>
        <table:table-row table:style-name="ro2">
          <table:table-cell table:style-name="ce3" office:value-type="string">
            <text:p>Main feature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Jboss 5.1</text:p>
          </table:table-cell>
          <table:table-cell table:style-name="ce6" office:value-type="string">
            <text:p>1.6</text:p>
          </table:table-cell>
          <table:table-cell table:style-name="ce3" office:value-type="string">
            <text:p>Test main features (see above)</text:p>
          </table:table-cell>
          <table:table-cell table:style-name="ce3"/>
          <table:table-cell table:style-name="ce7" office:value-type="date" office:date-value="2011-01-24">
            <text:p>24/01/11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11"/>
          <table:table-cell table:style-name="ce3" table:number-columns-repeated="1013"/>
        </table:table-row>
        <table:table-row table:style-name="ro2">
          <table:table-cell table:style-name="ce3" office:value-type="string">
            <text:p>Main feature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Jboss 6.0</text:p>
          </table:table-cell>
          <table:table-cell table:style-name="ce6" office:value-type="string">
            <text:p>1.6</text:p>
          </table:table-cell>
          <table:table-cell table:style-name="ce3" office:value-type="string">
            <text:p>Test main features (see above)</text:p>
          </table:table-cell>
          <table:table-cell table:style-name="ce3"/>
          <table:table-cell table:style-name="ce7" office:value-type="date" office:date-value="2011-01-31">
            <text:p>31/01/11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11"/>
          <table:table-cell table:style-name="ce3" table:number-columns-repeated="1013"/>
        </table:table-row>
        <table:table-row table:style-name="ro6">
          <table:table-cell table:style-name="ce3" office:value-type="string">
            <text:p>Main feature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Jetty 8.x</text:p>
          </table:table-cell>
          <table:table-cell table:style-name="ce6" office:value-type="string">
            <text:p>1.6</text:p>
          </table:table-cell>
          <table:table-cell table:style-name="ce3" office:value-type="string">
            <text:p>Test main features (see above)</text:p>
          </table:table-cell>
          <table:table-cell table:style-name="ce3"/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Main feature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Oracle WebLogic 11g</text:p>
          </table:table-cell>
          <table:table-cell table:style-name="ce6" office:value-type="string">
            <text:p>1.6</text:p>
          </table:table-cell>
          <table:table-cell table:style-name="ce3" office:value-type="string">
            <text:p>Test main features (see above)</text:p>
          </table:table-cell>
          <table:table-cell table:style-name="ce3"/>
          <table:table-cell table:style-name="ce7" office:value-type="date" office:date-value="2011-02-02">
            <text:p>02/02/11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11"/>
          <table:table-cell table:style-name="ce3" table:number-columns-repeated="1013"/>
        </table:table-row>
        <table:table-row table:style-name="ro2">
          <table:table-cell table:style-name="ce3" office:value-type="string">
            <text:p>Main feature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Oracle WebLogic 11g</text:p>
          </table:table-cell>
          <table:table-cell table:style-name="ce6" office:value-type="string">
            <text:p>Jrockit 6</text:p>
          </table:table-cell>
          <table:table-cell table:style-name="ce3" office:value-type="string">
            <text:p>Test main features (see above)</text:p>
          </table:table-cell>
          <table:table-cell table:style-name="ce3"/>
          <table:table-cell table:style-name="ce7" office:value-type="date" office:date-value="2011-02-02">
            <text:p>02/02/11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Main feature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IBM WebSphere 7</text:p>
          </table:table-cell>
          <table:table-cell table:style-name="ce6" office:value-type="string">
            <text:p>IBM J9</text:p>
          </table:table-cell>
          <table:table-cell table:style-name="ce3" office:value-type="string">
            <text:p>Test main features (see above)</text:p>
          </table:table-cell>
          <table:table-cell table:style-name="ce3"/>
          <table:table-cell table:style-name="ce7" office:value-type="date" office:date-value="2011-02-05">
            <text:p>05/02/11</text:p>
          </table:table-cell>
          <table:table-cell table:style-name="ce3" office:value-type="string">
            <text:p>X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10" office:value-type="string">
            <text:p>should be ok, but making websphere work was above my power</text:p>
          </table:table-cell>
          <table:table-cell table:style-name="ce3" table:number-columns-repeated="1013"/>
        </table:table-row>
        <table:table-row table:style-name="ro2">
          <table:table-cell table:style-name="ce3" office:value-type="string">
            <text:p>Main feature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1.6</text:p>
          </table:table-cell>
          <table:table-cell table:style-name="ce3" office:value-type="string">
            <text:p>Test with Mozilla Firefox 19+</text:p>
          </table:table-cell>
          <table:table-cell table:style-name="ce3" office:value-type="string">
            <text:p>Test main features (see above)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Main feature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1.6</text:p>
          </table:table-cell>
          <table:table-cell table:style-name="ce3" office:value-type="string">
            <text:p>Test with Google Chrome</text:p>
          </table:table-cell>
          <table:table-cell table:style-name="ce3" office:value-type="string">
            <text:p>Test main features (see above)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11"/>
          <table:table-cell table:style-name="ce3" table:number-columns-repeated="1013"/>
        </table:table-row>
        <table:table-row table:style-name="ro2">
          <table:table-cell table:style-name="ce3" office:value-type="string">
            <text:p>Main feature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1.6</text:p>
          </table:table-cell>
          <table:table-cell table:style-name="ce3" office:value-type="string">
            <text:p>Test with MS Internet Explorer 8</text:p>
          </table:table-cell>
          <table:table-cell table:style-name="ce3" office:value-type="string">
            <text:p>Test main features (see above)</text:p>
          </table:table-cell>
          <table:table-cell table:style-name="ce7" office:value-type="date" office:date-value="2013-02-23">
            <text:p>23/02/13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office:value-type="string">
            <text:p>high cpu usage for heap histogram page</text:p>
          </table:table-cell>
          <table:table-cell table:style-name="ce3" table:number-columns-repeated="1013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1020"/>
        </table:table-row>
        <table:table-row table:style-name="ro2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rameter resolution-seconds</text:p>
          </table:table-cell>
          <table:table-cell table:style-name="ce3" office:value-type="string">
            <text:p>to be written</text:p>
          </table:table-cell>
          <table:table-cell table:style-name="ce3" table:number-columns-repeated="1018"/>
        </table:table-row>
        <table:table-row table:style-name="ro2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rameter storage-directory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0-25">
            <text:p>25/10/10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rameter log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0-25">
            <text:p>25/10/10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rameter warning-threshold-millis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0-25">
            <text:p>25/10/10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rameter severe-threshold-millis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0-25">
            <text:p>25/10/10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rameter url-exclude-pattern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0-25">
            <text:p>25/10/10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rameter http-transform-pattern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0-25">
            <text:p>25/10/10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rameter sql-transform-pattern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0-25">
            <text:p>25/10/10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rameter ejb-transform-pattern</text:p>
          </table:table-cell>
          <table:table-cell table:style-name="ce3" office:value-type="string">
            <text:p>to be written</text:p>
          </table:table-cell>
          <table:table-cell table:style-name="ce3" table:number-columns-repeated="1018"/>
        </table:table-row>
        <table:table-row table:style-name="ro2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rameter spring-transform-pattern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0-25">
            <text:p>25/10/10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office:value-type="string">
            <text:p>issue fixed if the transform pattern removes the '.'</text:p>
          </table:table-cell>
          <table:table-cell table:style-name="ce3" table:number-columns-repeated="1013"/>
        </table:table-row>
        <table:table-row table:style-name="ro2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rameter guice-transform-pattern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0-25">
            <text:p>25/10/10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office:value-type="string">
            <text:p>issue fixed if the transform pattern removes the '.'</text:p>
          </table:table-cell>
          <table:table-cell table:style-name="ce3" table:number-columns-repeated="1013"/>
        </table:table-row>
        <table:table-row table:style-name="ro4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rameter services-transform-pattern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0-25">
            <text:p>25/10/10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office:value-type="string">
            <text:p>issue fixed if the transform pattern removes the '.'</text:p>
          </table:table-cell>
          <table:table-cell table:style-name="ce3" table:number-columns-repeated="1013"/>
        </table:table-row>
        <table:table-row table:style-name="ro2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rameter struts-transform-pattern</text:p>
          </table:table-cell>
          <table:table-cell table:style-name="ce3" office:value-type="string">
            <text:p>to be written</text:p>
          </table:table-cell>
          <table:table-cell table:style-name="ce3" table:number-columns-repeated="1018"/>
        </table:table-row>
        <table:table-row table:style-name="ro2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rameter error-transform-pattern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0-25">
            <text:p>25/10/10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rameter log-transform-pattern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0-25">
            <text:p>25/10/10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rameter job-transform-pattern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0-25">
            <text:p>25/10/10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office:value-type="string">
            <text:p>issue fixed for the display of errors and mean times in the list of jobs</text:p>
          </table:table-cell>
          <table:table-cell table:style-name="ce3" table:number-columns-repeated="1013"/>
        </table:table-row>
        <table:table-row table:style-name="ro2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rameter jsp-transform-pattern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0-25">
            <text:p>25/10/10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4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rameter displayed-counters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0-25">
            <text:p>25/10/10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office:value-type="string">
            <text:p>issue fixed for the extreme cases that the http counter is not displayed or that displayed-counters is empty</text:p>
          </table:table-cell>
          <table:table-cell table:style-name="ce3" table:number-columns-repeated="1013"/>
        </table:table-row>
        <table:table-row table:style-name="ro2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rameter no-database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0-29">
            <text:p>29/10/10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rameter system-actions-enabled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0-29">
            <text:p>29/10/10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rameter allowed-addr-pattern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0-29">
            <text:p>29/10/10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rameter disabled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0-29">
            <text:p>29/10/10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rameter datasources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0-29">
            <text:p>29/10/10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rameter mail-session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0-24">
            <text:p>24/10/10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rameter admin-emails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0-24">
            <text:p>24/10/10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rameter mail-periods</text:p>
          </table:table-cell>
          <table:table-cell table:style-name="ce3" office:value-type="string">
            <text:p>to be written</text:p>
          </table:table-cell>
          <table:table-cell table:style-name="ce3" table:number-columns-repeated="1018"/>
        </table:table-row>
        <table:table-row table:style-name="ro2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rameter monitoring-path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0-29">
            <text:p>29/10/10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rameter rewrap-datasources</text:p>
          </table:table-cell>
          <table:table-cell table:style-name="ce3" office:value-type="string">
            <text:p>In tomcat, to be written</text:p>
          </table:table-cell>
          <table:table-cell table:style-name="ce7" office:value-type="date" office:date-value="2010-11-07">
            <text:p>07/11/10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rameter in web.xml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0-30">
            <text:p>30/10/10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rameter in context parameters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0-30">
            <text:p>30/10/10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rameter in system properties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0-30">
            <text:p>30/10/10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7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riority of parameters in system properties, in context parameters and in web.xml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0-30">
            <text:p>30/10/10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/>
          <table:table-cell table:style-name="ce3" table:number-columns-repeated="1013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1020"/>
        </table:table-row>
        <table:table-row table:style-name="ro4">
          <table:table-cell table:style-name="ce3" office:value-type="string">
            <text:p>Web fragment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Tomcat 7</text:p>
          </table:table-cell>
          <table:table-cell table:style-name="ce6" office:value-type="string">
            <text:p>1.6+</text:p>
          </table:table-cell>
          <table:table-cell table:style-name="ce3" office:value-type="string">
            <text:p>web-fragment.xml <text:span text:style-name="T1">without</text:span> filter and listener in web.xml</text:p>
          </table:table-cell>
          <table:table-cell table:style-name="ce3" office:value-type="string">
            <text:p>to be written</text:p>
            <text:p>Note: needs web-app version 3.0 in web.xml</text:p>
          </table:table-cell>
          <table:table-cell table:style-name="ce7" office:value-type="date" office:date-value="2010-11-04">
            <text:p>04/11/10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4">
          <table:table-cell table:style-name="ce3"/>
          <table:table-cell table:style-name="ce3" office:value-type="string">
            <text:p>any</text:p>
          </table:table-cell>
          <table:table-cell table:style-name="ce3" office:value-type="string">
            <text:p>Tomcat 7</text:p>
          </table:table-cell>
          <table:table-cell table:style-name="ce6" office:value-type="string">
            <text:p>1.6+</text:p>
          </table:table-cell>
          <table:table-cell table:style-name="ce3" office:value-type="string">
            <text:p>web-fragment.xml <text:span text:style-name="T2">with</text:span> filter and listener in web.xml</text:p>
          </table:table-cell>
          <table:table-cell table:style-name="ce3" office:value-type="string">
            <text:p>to be written</text:p>
            <text:p>Note: needs web-app version 3.0 in web.xml</text:p>
          </table:table-cell>
          <table:table-cell table:style-name="ce7" office:value-type="date" office:date-value="2010-11-04">
            <text:p>04/11/10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1020"/>
        </table:table-row>
        <table:table-row table:style-name="ro4">
          <table:table-cell table:style-name="ce3" office:value-type="string">
            <text:p>JRobin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Charts and collect unavailable if JRobin classes are not present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02">
            <text:p>02/11/10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1020"/>
        </table:table-row>
        <table:table-row table:style-name="ro4">
          <table:table-cell table:style-name="ce3" office:value-type="string">
            <text:p>PDF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Availabililty of the PDF reports if iText classes are present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0-14">
            <text:p>14/10/10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4">
          <table:table-cell table:style-name="ce3" office:value-type="string">
            <text:p>PDF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Unavailabililty of the PDF reports if iText classes are not present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0-14">
            <text:p>14/10/10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PDF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Check that all PDF can be opened</text:p>
          </table:table-cell>
          <table:table-cell table:style-name="ce3" office:value-type="string">
            <text:p>to be written</text:p>
          </table:table-cell>
          <table:table-cell table:style-name="ce7"/>
          <table:table-cell table:style-name="ce8"/>
          <table:table-cell table:style-name="ce3" table:number-columns-repeated="1016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1020"/>
        </table:table-row>
        <table:table-row table:style-name="ro2">
          <table:table-cell table:style-name="ce3" office:value-type="string">
            <text:p>Language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English language</text:p>
          </table:table-cell>
          <table:table-cell table:style-name="ce3" office:value-type="string">
            <text:p>Test main features (see above)</text:p>
          </table:table-cell>
          <table:table-cell table:style-name="ce7" office:value-type="date" office:date-value="2010-10-31">
            <text:p>31/10/10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Language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French language</text:p>
          </table:table-cell>
          <table:table-cell table:style-name="ce3" office:value-type="string">
            <text:p>Test main features (see above)</text:p>
          </table:table-cell>
          <table:table-cell table:style-name="ce7" office:value-type="date" office:date-value="2010-10-31">
            <text:p>31/10/10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Language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German language</text:p>
          </table:table-cell>
          <table:table-cell table:style-name="ce3" office:value-type="string">
            <text:p>Test main features (see above)</text:p>
          </table:table-cell>
          <table:table-cell table:style-name="ce7" office:value-type="date" office:date-value="2010-10-31">
            <text:p>31/10/10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Language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Default language of the server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0-31">
            <text:p>31/10/10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1020"/>
        </table:table-row>
        <table:table-row table:style-name="ro2">
          <table:table-cell table:style-name="ce3" office:value-type="string">
            <text:p>Plugin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Hudson plugin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14">
            <text:p>14/11/10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Plugin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Authentification for Hudson plugin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14">
            <text:p>14/11/10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4">
          <table:table-cell table:style-name="ce3" office:value-type="string">
            <text:p>Plugin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lugin-authentication-disabled parameter for Hudson plugin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14">
            <text:p>14/11/10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4">
          <table:table-cell table:style-name="ce3" office:value-type="string">
            <text:p>Plugin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Link to report in administration for Hudson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14">
            <text:p>14/11/10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Plugin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Atlassian plugin in JIRA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14">
            <text:p>14/11/10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4">
          <table:table-cell table:style-name="ce3" office:value-type="string">
            <text:p>Plugin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Authentification for Atlassian plugin in JIRA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14">
            <text:p>14/11/10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4">
          <table:table-cell table:style-name="ce3" office:value-type="string">
            <text:p>Plugin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Link to report in administration for JIRA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14">
            <text:p>14/11/10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4">
          <table:table-cell table:style-name="ce3" office:value-type="string">
            <text:p>Plugin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lugin-authentication-disabled parameter for JIRA plugin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14">
            <text:p>14/11/10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Plugin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Atlassian plugin in Confluence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14">
            <text:p>14/11/10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4">
          <table:table-cell table:style-name="ce3" office:value-type="string">
            <text:p>Plugin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Authentification for Atlassian plugin in Confluence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14">
            <text:p>14/11/10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4">
          <table:table-cell table:style-name="ce3" office:value-type="string">
            <text:p>Plugin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Link to report in administration for Confluence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14">
            <text:p>14/11/10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4">
          <table:table-cell table:style-name="ce3" office:value-type="string">
            <text:p>Plugin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lugin-authentication-disabled parameter for Confluence plugin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14">
            <text:p>14/11/10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Plugin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Atlassian plugin in Bamboo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14">
            <text:p>14/11/10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4">
          <table:table-cell table:style-name="ce3" office:value-type="string">
            <text:p>Plugin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Authentification for Atlassian plugin for Bamboo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14">
            <text:p>14/11/10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4">
          <table:table-cell table:style-name="ce3" office:value-type="string">
            <text:p>Plugin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Link to report in administration of Bamboo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28">
            <text:p>28/11/10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4">
          <table:table-cell table:style-name="ce3" office:value-type="string">
            <text:p>Plugin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lugin-authentication-disabled parameter for Bamboo plugin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14">
            <text:p>14/11/10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Plugin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Grails plugin</text:p>
          </table:table-cell>
          <table:table-cell table:style-name="ce3" office:value-type="string">
            <text:p>to be written</text:p>
          </table:table-cell>
          <table:table-cell table:style-name="ce3" table:number-columns-repeated="1018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1020"/>
        </table:table-row>
        <table:table-row table:style-name="ro8">
          <table:table-cell table:style-name="ce3" office:value-type="string">
            <text:p>JDBC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Tomcat 6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Automatic rebinding of datasources which JNDI names start with « jdbc/ » in "java:comp/env/" context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9">
          <table:table-cell table:style-name="ce3" office:value-type="string">
            <text:p>JDBC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Tomcat 5.5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Automatic rebinding of datasources which JNDI names start with « jdbc/ » in "java:comp/env/" context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26">
            <text:p>26/11/10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9">
          <table:table-cell table:style-name="ce3" office:value-type="string">
            <text:p>JDBC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Jonas 5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Automatic rebinding of datasources which JNDI names start with « jdbc/ » in "java:comp/env/" or "java:/" contexts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1-01-27">
            <text:p>27/01/11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10">
          <table:table-cell table:style-name="ce3" office:value-type="string">
            <text:p>JDBC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Jonas 5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Automatic rewrapping of datasources which JNDI names start with « jdbc/ » in "java:comp/env/" or "java:/" contexts, with rewrap-datasources parameter (needs a datasource rar in jonas)</text:p>
          </table:table-cell>
          <table:table-cell table:style-name="ce3" office:value-type="string">
            <text:p>to be written</text:p>
          </table:table-cell>
          <table:table-cell table:style-name="ce3" table:number-columns-repeated="1018"/>
        </table:table-row>
        <table:table-row table:style-name="ro11">
          <table:table-cell table:style-name="ce3" office:value-type="string">
            <text:p>JDBC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Glassfish 3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Automatic rewrapping of datasources which JNDI names start with « jdbc/ » in "java:comp/env/" or "java:/" contexts</text:p>
          </table:table-cell>
          <table:table-cell table:style-name="ce3" office:value-type="string">
            <text:p>monitoring datasource for sql requests needs <text:a xlink:href="https://code.google.com/p/javamelody/wiki/UserGuideAdvanced#Monitoring_of_sql_requests_and_of_jdbc_connections_in_v3+">https://code.google.com/p/javamelody/wiki/UserGuideAdvanced#Monitoring_of_sql_requests_and_of_jdbc_connections_in_v3+</text:a>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11"/>
          <table:table-cell table:style-name="ce3" table:number-columns-repeated="1013"/>
        </table:table-row>
        <table:table-row table:style-name="ro12">
          <table:table-cell table:style-name="ce3" office:value-type="string">
            <text:p>JDBC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JBoss 5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Automatic rewrapping of datasources which JNDI names start with « jdbc/ » in "java:comp/env/" or "java:/" contexts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1-01-27">
            <text:p>27/01/11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12">
          <table:table-cell table:style-name="ce3" office:value-type="string">
            <text:p>JDBC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WebLogic 11g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Automatic rewrapping of datasources which JNDI names start with « jdbc/ » in "java:comp/env/" or "java:/" contexts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1-02-02">
            <text:p>02/02/11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11">
          <table:table-cell table:style-name="ce3" office:value-type="string">
            <text:p>JDBC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Jetty 8.x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Automatic rebinding of datasources which JNDI names start with « jdbc/ » in "java:comp/env/" or "java:/" contexts</text:p>
          </table:table-cell>
          <table:table-cell table:style-name="ce3" office:value-type="string">
            <text:p>to be written (use mvn jetty:run in javamelody-test-webapp)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4">
          <table:table-cell table:style-name="ce3" office:value-type="string">
            <text:p>JDBC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Direct JDBC driver, such as ojdbc14.jar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07">
            <text:p>07/11/10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1.21.0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4">
          <table:table-cell table:style-name="ce3" office:value-type="string">
            <text:p>JDBC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Direct JDBC driver, such as ojdbc6.jar with java.sql.Driver file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26">
            <text:p>26/11/10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4">
          <table:table-cell table:style-name="ce3" office:value-type="string">
            <text:p>JDBC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Spring DataSource using BasicDataSource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07">
            <text:p>07/11/10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4">
          <table:table-cell table:style-name="ce3" office:value-type="string">
            <text:p>JDBC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Spring DataSource using JndiObjectFactoryBean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07">
            <text:p>07/11/10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4">
          <table:table-cell table:style-name="ce3" office:value-type="string">
            <text:p>JDBC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Spring DataSources with excludedDatasources property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07">
            <text:p>07/11/10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7">
          <table:table-cell table:style-name="ce3" office:value-type="string">
            <text:p>JDBC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Alternative for monitoring of sql requests with HibernateBatcherFactory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26">
            <text:p>26/11/10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1.22.0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1020"/>
        </table:table-row>
        <table:table-row table:style-name="ro2">
          <table:table-cell table:style-name="ce3" office:value-type="string">
            <text:p>EJB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Glassfish 3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interceptor with * in ejb-jar.xml</text:p>
          </table:table-cell>
          <table:table-cell table:style-name="ce3" office:value-type="string">
            <text:p>to be written</text:p>
          </table:table-cell>
          <table:table-cell table:style-name="ce3" table:number-columns-repeated="1018"/>
        </table:table-row>
        <table:table-row table:style-name="ro4">
          <table:table-cell table:style-name="ce3" office:value-type="string">
            <text:p>EJB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Glassfish 3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interceptor with ejb names in ejb-jar.xml</text:p>
          </table:table-cell>
          <table:table-cell table:style-name="ce3" office:value-type="string">
            <text:p>to be written</text:p>
          </table:table-cell>
          <table:table-cell table:style-name="ce3" table:number-columns-repeated="1018"/>
        </table:table-row>
        <table:table-row table:style-name="ro4">
          <table:table-cell table:style-name="ce3" office:value-type="string">
            <text:p>EJB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Glassfish 3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interceptor with annotation in ejb classes</text:p>
          </table:table-cell>
          <table:table-cell table:style-name="ce3" office:value-type="string">
            <text:p>to be written</text:p>
          </table:table-cell>
          <table:table-cell table:style-name="ce3" table:number-columns-repeated="1018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1020"/>
        </table:table-row>
        <table:table-row table:style-name="ro2">
          <table:table-cell table:style-name="ce3" office:value-type="string">
            <text:p>Spring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Advisor &amp; pointcut with an interface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0-31">
            <text:p>31/10/10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Spring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Annotation in a spring class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0-31">
            <text:p>31/10/10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4">
          <table:table-cell table:style-name="ce3" office:value-type="string">
            <text:p>Spring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Annotation in a spring class, customizing the name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0-31">
            <text:p>31/10/10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4">
          <table:table-cell table:style-name="ce3" office:value-type="string">
            <text:p>Spring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Annotation in a method of a spring class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0-31">
            <text:p>31/10/10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4">
          <table:table-cell table:style-name="ce3" office:value-type="string">
            <text:p>Spring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Annotation in a method of a spring class, customizing the name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0-31">
            <text:p>31/10/10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Spring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Advisor &amp; pointcut with a regexp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0-31">
            <text:p>31/10/10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4">
          <table:table-cell table:style-name="ce3" office:value-type="string">
            <text:p>Spring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Report ok if Spring classes are not present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0-31">
            <text:p>31/10/10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1020"/>
        </table:table-row>
        <table:table-row table:style-name="ro2">
          <table:table-cell table:style-name="ce3" office:value-type="string">
            <text:p>Guice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Annotation in a guice class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01">
            <text:p>01/11/10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4">
          <table:table-cell table:style-name="ce3" office:value-type="string">
            <text:p>Guice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Annotation in a guice class, customizing the name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01">
            <text:p>01/11/10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4">
          <table:table-cell table:style-name="ce3" office:value-type="string">
            <text:p>Guice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Annotation in a method of a guice class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01">
            <text:p>01/11/10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4">
          <table:table-cell table:style-name="ce3" office:value-type="string">
            <text:p>Guice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Annotation in a method of a guice class, customizing the name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01">
            <text:p>01/11/10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Guice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Matcher with an interface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01">
            <text:p>01/11/10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4">
          <table:table-cell table:style-name="ce3" office:value-type="string">
            <text:p>Guice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Report ok if Guice classes are not present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01">
            <text:p>01/11/10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1020"/>
        </table:table-row>
        <table:table-row table:style-name="ro2">
          <table:table-cell table:style-name="ce3" office:value-type="string">
            <text:p>MonitoringProxy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roxy of interface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02">
            <text:p>02/11/10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4">
          <table:table-cell table:style-name="ce3" office:value-type="string">
            <text:p>MonitoringProxy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roxy of interface, customizing the name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02">
            <text:p>02/11/10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1020"/>
        </table:table-row>
        <table:table-row table:style-name="ro2">
          <table:table-cell table:style-name="ce3" office:value-type="string">
            <text:p>Strut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interceptor for struts action</text:p>
          </table:table-cell>
          <table:table-cell table:style-name="ce3" office:value-type="string">
            <text:p>to be written</text:p>
          </table:table-cell>
          <table:table-cell table:style-name="ce3" table:number-columns-repeated="1018"/>
        </table:table-row>
        <table:table-row table:style-name="ro4">
          <table:table-cell table:style-name="ce3" office:value-type="string">
            <text:p>Strut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Report ok if Struts-Xwork classes are not present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02">
            <text:p>02/11/10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1020"/>
        </table:table-row>
        <table:table-row table:style-name="ro4">
          <table:table-cell table:style-name="ce3" office:value-type="string">
            <text:p>GWT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GWT method names in http requests</text:p>
          </table:table-cell>
          <table:table-cell table:style-name="ce3" office:value-type="string">
            <text:p>to be written</text:p>
          </table:table-cell>
          <table:table-cell table:style-name="ce7"/>
          <table:table-cell table:style-name="ce3" table:number-columns-repeated="2"/>
          <table:table-cell table:style-name="ce3" office:value-type="string">
            <text:p>dhartford</text:p>
          </table:table-cell>
          <table:table-cell table:style-name="ce3" table:number-columns-repeated="1014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1020"/>
        </table:table-row>
        <table:table-row table:style-name="ro2">
          <table:table-cell table:style-name="ce3" office:value-type="string">
            <text:p>Job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List batch jobs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02">
            <text:p>02/11/10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4">
          <table:table-cell table:style-name="ce3" office:value-type="string">
            <text:p>Job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List batch jobs defined in spring scheduling</text:p>
          </table:table-cell>
          <table:table-cell table:style-name="ce3" office:value-type="string">
            <text:p>to be written</text:p>
          </table:table-cell>
          <table:table-cell table:style-name="ce3" table:number-columns-repeated="1018"/>
        </table:table-row>
        <table:table-row table:style-name="ro2">
          <table:table-cell table:style-name="ce3" office:value-type="string">
            <text:p>Job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use a job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02">
            <text:p>02/11/10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Job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resume a paused job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02">
            <text:p>02/11/10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Job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use all jobs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02">
            <text:p>02/11/10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Job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resume all jobs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02">
            <text:p>02/11/10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4">
          <table:table-cell table:style-name="ce3" office:value-type="string">
            <text:p>Job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Report ok if Quartz classes are not present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02">
            <text:p>02/11/10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1020"/>
        </table:table-row>
        <table:table-row table:style-name="ro2">
          <table:table-cell table:style-name="ce3" office:value-type="string">
            <text:p>Cache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list caches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01">
            <text:p>01/11/10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Cache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urge all caches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01">
            <text:p>01/11/10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4">
          <table:table-cell table:style-name="ce3" office:value-type="string">
            <text:p>Cache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Report ok if ehcache classes are not present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01">
            <text:p>01/11/10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1020"/>
        </table:table-row>
        <table:table-row table:style-name="ro7">
          <table:table-cell table:style-name="ce3" office:value-type="string">
            <text:p>Database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check the error message with oracle when the user is not granted, including the grant query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01">
            <text:p>01/11/10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4">
          <table:table-cell table:style-name="ce3" office:value-type="string">
            <text:p>Database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check the contents of database reports for postgresql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01">
            <text:p>01/11/10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4">
          <table:table-cell table:style-name="ce3" office:value-type="string">
            <text:p>Database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check the contents of database reports for oracle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01">
            <text:p>01/11/10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4">
          <table:table-cell table:style-name="ce3" office:value-type="string">
            <text:p>Database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check the contents of database reports for mysql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01">
            <text:p>01/11/10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1020"/>
        </table:table-row>
        <table:table-row table:style-name="ro2">
          <table:table-cell table:style-name="ce3" office:value-type="string">
            <text:p>Security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Tomcat 6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add security constraints in web.xml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01">
            <text:p>01/11/10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7">
          <table:table-cell table:style-name="ce3" office:value-type="string">
            <text:p>Security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Tomcat 6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add security constraints in web.xml including « CONFIDENTIAL » for SSL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office:value-type="string">
            <text:p>Minor issue: Works with firefox and chrome. With IE8 / XP, html report is OK but pdf report can't be viewed or downloaded over SSL (self signed certificate here): issues of IE versions for pdf / doc / xls over SSL are « infamous ».</text:p>
          </table:table-cell>
          <table:table-cell table:style-name="ce3" table:number-columns-repeated="1013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1020"/>
        </table:table-row>
        <table:table-row table:style-name="ro4">
          <table:table-cell table:style-name="ce3" office:value-type="string">
            <text:p>SecurityManager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Tomcat 6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add -security option and check error message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01">
            <text:p>01/11/10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9">
          <table:table-cell table:style-name="ce3" office:value-type="string">
            <text:p>SecurityManager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Tomcat 6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add -security option and modify java.policy file (catalina.policy); the examples webapp needs to be undeployed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01">
            <text:p>01/11/10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1020"/>
        </table:table-row>
        <table:table-row table:style-name="ro4">
          <table:table-cell table:style-name="ce3" office:value-type="string">
            <text:p>NoWebappModif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Tomcat 6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Deployment of JavaMelody without modification of webapp</text:p>
          </table:table-cell>
          <table:table-cell table:style-name="ce3" office:value-type="string">
            <text:p>to be written</text:p>
          </table:table-cell>
          <table:table-cell table:style-name="ce3" table:number-columns-repeated="1018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1020"/>
        </table:table-row>
        <table:table-row table:style-name="ro4">
          <table:table-cell table:style-name="ce3" office:value-type="string">
            <text:p>EAR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Glassfish 3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deployment of JavaMelody in an ear fiile</text:p>
          </table:table-cell>
          <table:table-cell table:style-name="ce3" office:value-type="string">
            <text:p>to be written</text:p>
          </table:table-cell>
          <table:table-cell table:style-name="ce3" table:number-columns-repeated="1018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1020"/>
        </table:table-row>
        <table:table-row table:style-name="ro2">
          <table:table-cell table:style-name="ce3" office:value-type="string">
            <text:p>Collect server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Tomcat 6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javamelody.war in tomcat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1-02-07">
            <text:p>07/02/11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Collect server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-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java -jar javamelody.war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14">
            <text:p>14/11/10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4">
          <table:table-cell table:style-name="ce3" office:value-type="string">
            <text:p>Collect server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-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java -jar javamelody.war with xml transport format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1-02-07">
            <text:p>07/02/11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Collect server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-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several applications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1-02-07">
            <text:p>07/02/11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Collect server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-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applications not available any more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14">
            <text:p>14/11/10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office:value-type="string">
            <text:p>Small issue : an application not available is not easy to remove</text:p>
          </table:table-cell>
          <table:table-cell table:style-name="ce3" table:number-columns-repeated="1013"/>
        </table:table-row>
        <table:table-row table:style-name="ro4">
          <table:table-cell table:style-name="ce3" office:value-type="string">
            <text:p>Collect server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-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an application with several instances (such as in a cluster)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1-02-07">
            <text:p>07/02/11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4">
          <table:table-cell table:style-name="ce3" office:value-type="string">
            <text:p>Collect server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-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collect of requests and of java informations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1-02-07">
            <text:p>07/02/11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7">
          <table:table-cell table:style-name="ce3" office:value-type="string">
            <text:p>Collect server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-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display of requests and other data based on usage (spring, guice, services, jsp, jobs, caches...)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1-02-07">
            <text:p>07/02/11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4">
          <table:table-cell table:style-name="ce3" office:value-type="string">
            <text:p>Collect server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-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current requests and system actions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1-02-07">
            <text:p>07/02/11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1020"/>
        </table:table-row>
        <table:table-row table:style-name="ro2">
          <table:table-cell table:style-name="ce3" office:value-type="string">
            <text:p>JonAS 5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JonAS 5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test OSGI configuration</text:p>
          </table:table-cell>
          <table:table-cell table:style-name="ce3" office:value-type="string">
            <text:p>to be written</text:p>
          </table:table-cell>
          <table:table-cell table:style-name="ce3" table:number-columns-repeated="1018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1020"/>
        </table:table-row>
        <table:table-row table:style-name="ro4">
          <table:table-cell table:style-name="ce3" office:value-type="string">
            <text:p>Log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Http and debugging logs with logback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01">
            <text:p>01/11/10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Log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Http and debugging logs with log4j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01">
            <text:p>01/11/10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4">
          <table:table-cell table:style-name="ce3" office:value-type="string">
            <text:p>Log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Http and debugging logs with java.util.logging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01">
            <text:p>01/11/10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7">
          <table:table-cell table:style-name="ce3" office:value-type="string">
            <text:p>Log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Debugging logs at debug level for intialization (and no higher level for normal initialization)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01">
            <text:p>01/11/10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4">
          <table:table-cell table:style-name="ce3" office:value-type="string">
            <text:p>Log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Statistics and last errors for warn and error logs in logback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01">
            <text:p>01/11/10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4">
          <table:table-cell table:style-name="ce3" office:value-type="string">
            <text:p>Log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Statistics and last errors for warn and error logs in log4j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01">
            <text:p>01/11/10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4">
          <table:table-cell table:style-name="ce3" office:value-type="string">
            <text:p>Log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Statistics and last errors for warn and error logs in java.util.logging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01">
            <text:p>01/11/10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1020"/>
        </table:table-row>
        <table:table-row table:style-name="ro7">
          <table:table-cell table:style-name="ce3" office:value-type="string">
            <text:p>Last shutdown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Check that the last_shutdown.html file is written when the server is stopped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01">
            <text:p>01/11/10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1020"/>
        </table:table-row>
        <table:table-row table:style-name="ro4">
          <table:table-cell table:style-name="ce3" office:value-type="string">
            <text:p>Request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Requests statistics and details</text:p>
          </table:table-cell>
          <table:table-cell table:style-name="ce3" office:value-type="string">
            <text:p>to be written (stack-trace of error, stack-trace of log, sql explain plan, call tree, usages, summary per class, last errors)</text:p>
          </table:table-cell>
          <table:table-cell table:style-name="ce3" table:number-columns-repeated="1018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1020"/>
        </table:table-row>
        <table:table-row table:style-name="ro2">
          <table:table-cell table:style-name="ce3" office:value-type="string">
            <text:p>System action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Execute the garbage collector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0-14">
            <text:p>14/10/10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System action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1.6+</text:p>
          </table:table-cell>
          <table:table-cell table:style-name="ce3" office:value-type="string">
            <text:p>Generate a heap dump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0-14">
            <text:p>14/10/10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System action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JDK 1.6+</text:p>
          </table:table-cell>
          <table:table-cell table:style-name="ce3" office:value-type="string">
            <text:p>View memory histogram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0-14">
            <text:p>14/10/10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System action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Invalidate http sessions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0-14">
            <text:p>14/10/10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System action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View http sessions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01">
            <text:p>01/11/10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System action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View a http session detail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01">
            <text:p>01/11/10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System action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View the deployment descriptor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01">
            <text:p>01/11/10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System action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View the Mbeans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12">
            <text:p>12/11/10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System action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View the OS process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01">
            <text:p>01/11/10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System action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View the JNDI tree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01">
            <text:p>01/11/10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System action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View the opened jdbc connections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01">
            <text:p>01/11/10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1020"/>
        </table:table-row>
        <table:table-row table:style-name="ro7">
          <table:table-cell table:style-name="ce3" office:value-type="string">
            <text:p>System informations</text:p>
          </table:table-cell>
          <table:table-cell table:style-name="ce3" office:value-type="string">
            <text:p>Windows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1.6+</text:p>
          </table:table-cell>
          <table:table-cell table:style-name="ce3" office:value-type="string">
            <text:p>check the contents of system informations and compare with jconsole/jvisualvm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01">
            <text:p>01/11/10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1020"/>
        </table:table-row>
        <table:table-row table:style-name="ro2">
          <table:table-cell table:style-name="ce3" office:value-type="string">
            <text:p>Thread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1.6+</text:p>
          </table:table-cell>
          <table:table-cell table:style-name="ce3" office:value-type="string">
            <text:p>View threads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01">
            <text:p>01/11/10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Thread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1.5</text:p>
          </table:table-cell>
          <table:table-cell table:style-name="ce3" office:value-type="string">
            <text:p>View threads, without stack-traces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01">
            <text:p>01/11/10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Thread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Kill a thread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01">
            <text:p>01/11/10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1020"/>
        </table:table-row>
        <table:table-row table:style-name="ro4">
          <table:table-cell table:style-name="ce3" office:value-type="string">
            <text:p>Printing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JDK 1.6+</text:p>
          </table:table-cell>
          <table:table-cell table:style-name="ce3" office:value-type="string">
            <text:p>Check that all html screens can be correctly printed.</text:p>
          </table:table-cell>
          <table:table-cell table:style-name="ce3" office:value-type="string">
            <text:p>For all screens, open « print preview » and check contents, in particular that buttons of actions are not in preview</text:p>
          </table:table-cell>
          <table:table-cell table:style-name="ce7" office:value-type="date" office:date-value="2010-11-15">
            <text:p>15/11/10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1020"/>
        </table:table-row>
        <table:table-row table:style-name="ro6">
          <table:table-cell table:style-name="ce3" office:value-type="string">
            <text:p>Desktop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/>
          <table:table-cell table:style-name="ce3" table:number-columns-repeated="1020"/>
        </table:table-row>
        <table:table-row table:style-name="ro6" table:number-rows-repeated="65334">
          <table:table-cell table:style-name="ce3" table:number-columns-repeated="3"/>
          <table:table-cell table:style-name="ce6"/>
          <table:table-cell table:style-name="ce3" table:number-columns-repeated="1020"/>
        </table:table-row>
        <table:table-row table:style-name="ro6" table:number-rows-repeated="983035">
          <table:table-cell table:number-columns-repeated="1024"/>
        </table:table-row>
        <table:table-row table:style-name="ro6">
          <table:table-cell table:number-columns-repeated="1024"/>
        </table:table-row>
      </table:table>
      <table:database-ranges>
        <table:database-range table:target-range-address="Tests.A1:Tests.AMJ65540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25">25/02/2013</text:date>, <text:time>00:03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meric Vernat</meta:initial-creator>
    <meta:creation-date>2010-08-26T17:04:42.85</meta:creation-date>
    <dc:date>2013-02-25T00:03:40.07</dc:date>
    <meta:editing-duration>P12DT14H31M25S</meta:editing-duration>
    <meta:editing-cycles>254</meta:editing-cycles>
    <meta:generator>OpenOffice.org/3.4.1$Win32 OpenOffice.org_project/341m1$Build-9593</meta:generator>
    <meta:document-statistic meta:table-count="2" meta:cell-count="1661" meta:object-count="0"/>
  </office:meta>
</office:document-meta>
</file>